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5887" officeooo:paragraph-rsid="000e5887"/>
    </style:style>
    <style:style style:name="P2" style:family="paragraph" style:parent-style-name="Standard">
      <style:paragraph-properties fo:text-align="justify" style:justify-single-word="false"/>
      <style:text-properties officeooo:rsid="00108d02" officeooo:paragraph-rsid="0014620a"/>
    </style:style>
    <style:style style:name="P3" style:family="paragraph" style:parent-style-name="Standard">
      <style:paragraph-properties fo:text-align="justify" style:justify-single-word="false"/>
      <style:text-properties officeooo:rsid="00108d02" officeooo:paragraph-rsid="00130928"/>
    </style:style>
    <style:style style:name="P4" style:family="paragraph" style:parent-style-name="Standard">
      <style:paragraph-properties fo:text-align="justify" style:justify-single-word="false"/>
      <style:text-properties officeooo:rsid="00108d02" officeooo:paragraph-rsid="0011c457"/>
    </style:style>
    <style:style style:name="P5" style:family="paragraph" style:parent-style-name="Standard">
      <style:paragraph-properties fo:text-align="justify" style:justify-single-word="false"/>
      <style:text-properties officeooo:rsid="00126044" officeooo:paragraph-rsid="0013fccc"/>
    </style:style>
    <style:style style:name="P6" style:family="paragraph" style:parent-style-name="Standard">
      <style:paragraph-properties fo:text-align="justify" style:justify-single-word="false"/>
      <style:text-properties officeooo:rsid="0014620a" officeooo:paragraph-rsid="0014620a"/>
    </style:style>
    <style:style style:name="P7" style:family="paragraph" style:parent-style-name="Standard">
      <style:paragraph-properties fo:text-align="justify" style:justify-single-word="false"/>
      <style:text-properties officeooo:rsid="0014620a" officeooo:paragraph-rsid="00161dd4"/>
    </style:style>
    <style:style style:name="P8" style:family="paragraph" style:parent-style-name="Standard">
      <style:paragraph-properties fo:text-align="justify" style:justify-single-word="false"/>
      <style:text-properties officeooo:rsid="001b767b" officeooo:paragraph-rsid="001fdb98"/>
    </style:style>
    <style:style style:name="P9" style:family="paragraph" style:parent-style-name="Standard" style:list-style-name="L3">
      <style:paragraph-properties fo:text-align="justify" style:justify-single-word="false"/>
      <style:text-properties officeooo:rsid="001fdb98" officeooo:paragraph-rsid="001fdb98"/>
    </style:style>
    <style:style style:name="P10" style:family="paragraph" style:parent-style-name="Standard">
      <style:paragraph-properties fo:text-align="justify" style:justify-single-word="false"/>
      <style:text-properties officeooo:rsid="001fdb98" officeooo:paragraph-rsid="001fdb98"/>
    </style:style>
    <style:style style:name="P11" style:family="paragraph" style:parent-style-name="Standard">
      <style:paragraph-properties fo:text-align="justify" style:justify-single-word="false"/>
      <style:text-properties officeooo:rsid="0021b4c8" officeooo:paragraph-rsid="0021b4c8"/>
    </style:style>
    <style:style style:name="P12" style:family="paragraph" style:parent-style-name="Standard">
      <style:paragraph-properties fo:text-align="justify" style:justify-single-word="false"/>
      <style:text-properties officeooo:rsid="000ec77c" officeooo:paragraph-rsid="000ec77c"/>
    </style:style>
    <style:style style:name="P13" style:family="paragraph" style:parent-style-name="Standard">
      <style:paragraph-properties fo:text-align="justify" style:justify-single-word="false"/>
      <style:text-properties officeooo:rsid="000e5887" officeooo:paragraph-rsid="000e5887"/>
    </style:style>
    <style:style style:name="P14" style:family="paragraph" style:parent-style-name="Standard">
      <style:paragraph-properties fo:text-align="justify" style:justify-single-word="false"/>
      <style:text-properties officeooo:paragraph-rsid="0020e3d3"/>
    </style:style>
    <style:style style:name="P15" style:family="paragraph" style:parent-style-name="Standard">
      <style:paragraph-properties fo:text-align="justify" style:justify-single-word="false"/>
      <style:text-properties officeooo:rsid="002397a9" officeooo:paragraph-rsid="002397a9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Footnote">
      <style:text-properties officeooo:rsid="00117ba9" officeooo:paragraph-rsid="00117ba9"/>
    </style:style>
    <style:style style:name="P18" style:family="paragraph" style:parent-style-name="Heading_20_3">
      <style:paragraph-properties fo:text-align="justify" style:justify-single-word="false"/>
    </style:style>
    <style:style style:name="P19" style:family="paragraph" style:parent-style-name="Heading_20_3">
      <style:paragraph-properties fo:break-before="page"/>
    </style:style>
    <style:style style:name="T1" style:family="text">
      <style:text-properties officeooo:rsid="000ec77c"/>
    </style:style>
    <style:style style:name="T2" style:family="text">
      <style:text-properties officeooo:rsid="00108d02"/>
    </style:style>
    <style:style style:name="T3" style:family="text">
      <style:text-properties officeooo:rsid="00117ba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17ba9" style:font-style-asian="italic" style:font-style-complex="italic"/>
    </style:style>
    <style:style style:name="T6" style:family="text">
      <style:text-properties officeooo:rsid="0011c457"/>
    </style:style>
    <style:style style:name="T7" style:family="text">
      <style:text-properties officeooo:rsid="00130928"/>
    </style:style>
    <style:style style:name="T8" style:family="text">
      <style:text-properties fo:font-style="normal" officeooo:rsid="00130928" style:font-style-asian="normal" style:font-style-complex="normal"/>
    </style:style>
    <style:style style:name="T9" style:family="text">
      <style:text-properties officeooo:rsid="00137e05"/>
    </style:style>
    <style:style style:name="T10" style:family="text">
      <style:text-properties officeooo:rsid="0013fccc"/>
    </style:style>
    <style:style style:name="T11" style:family="text">
      <style:text-properties fo:font-variant="normal" fo:text-transform="none" fo:color="#212121" style:font-name="inherit" fo:font-size="12pt" fo:letter-spacing="normal" fo:language="es" fo:country="ES" fo:font-style="normal" fo:font-weight="normal"/>
    </style:style>
    <style:style style:name="T12" style:family="text">
      <style:text-properties fo:font-variant="normal" fo:text-transform="none" fo:color="#212121" style:font-name="inherit" fo:font-size="12pt" fo:letter-spacing="normal" fo:language="es" fo:country="ES" fo:font-style="normal" fo:font-weight="normal" officeooo:rsid="00228f2e"/>
    </style:style>
    <style:style style:name="T13" style:family="text">
      <style:text-properties fo:font-variant="normal" fo:text-transform="none" fo:color="#212121" style:font-name="inherit" fo:font-size="12pt" fo:letter-spacing="normal" fo:language="es" fo:country="ES" fo:font-style="normal" fo:font-weight="normal" officeooo:rsid="001fdb98"/>
    </style:style>
    <style:style style:name="T14" style:family="text">
      <style:text-properties officeooo:rsid="0014620a"/>
    </style:style>
    <style:style style:name="T15" style:family="text">
      <style:text-properties officeooo:rsid="00161dd4"/>
    </style:style>
    <style:style style:name="T16" style:family="text">
      <style:text-properties officeooo:rsid="00196afd"/>
    </style:style>
    <style:style style:name="T17" style:family="text">
      <style:text-properties officeooo:rsid="001b767b"/>
    </style:style>
    <style:style style:name="T18" style:family="text">
      <style:text-properties officeooo:rsid="001c866a"/>
    </style:style>
    <style:style style:name="T19" style:family="text">
      <style:text-properties officeooo:rsid="001e0019"/>
    </style:style>
    <style:style style:name="T20" style:family="text">
      <style:text-properties officeooo:rsid="001e9a76"/>
    </style:style>
    <style:style style:name="T21" style:family="text">
      <style:text-properties officeooo:rsid="001fdb98"/>
    </style:style>
    <style:style style:name="T22" style:family="text">
      <style:text-properties officeooo:rsid="0020e3d3"/>
    </style:style>
    <style:style style:name="T23" style:family="text">
      <style:text-properties officeooo:rsid="00228f2e"/>
    </style:style>
    <style:style style:name="T24" style:family="text">
      <style:text-properties fo:language="es" fo:country="ES"/>
    </style:style>
    <style:style style:name="T25" style:family="text">
      <style:text-properties fo:language="es" fo:country="ES" officeooo:rsid="00228f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Machine Learning / <text:span text:style-name="T1">Aprendizaje automático</text:span></text:h>
      <text:p text:style-name="P1"/>
      <text:p text:style-name="P12">Una posible traducción al español para el término machine learning podría ser aprendizaje de maquinas, sin emba<text:span text:style-name="T23">r</text:span>go, el término <text:span text:style-name="T23">adecuado es aprendizaje automático, ¿a quién o qué se refiere que aprenda de forma automática? Por supuesto, a la computadora.</text:span></text:p>
      <text:p text:style-name="P12"/>
      <text:p text:style-name="P3">Cómo muchos otros libros apuntan, quizás el principal reto y expectativas sobre el uso de la computadora siempre ha sido que <text:span text:style-name="T7">aprendan y </text:span>razone<text:span text:style-name="T7">n</text:span> como <text:span text:style-name="T9">lo hace un</text:span> ser humano inteligente,<text:span text:style-name="T3"> en </text:span><text:span text:style-name="T3"><text:bibliography-mark text:identifier="5" text:bibliography-type="article">[5]</text:bibliography-mark></text:span><text:span text:style-name="T3"> al respecto los investigadores dicen […] </text:span><text:span text:style-name="T5">l</text:span><text:span text:style-name="T4">as computadoras son como siervos</text:span><text:span text:style-name="T4"><text:note text:id="ftn0" text:note-class="footnote"><text:note-citation>1</text:note-citation><text:note-body><text:p text:style-name="P17"><text:span text:style-name="T4">Siervo</text:span>: Esclavo de un señor. <text:span text:style-name="T6">Qui</text:span>e<text:span text:style-name="T6">n</text:span> está completamente sometido a alguien o algo, o entregado a su servicio. (recuperado y adaptado del Diccionario de la lengua española, edición del Tricentenario, http://dle.rae.es/)</text:p></text:note-body></text:note></text:span><text:span text:style-name="T4"> fieles, pues ejecutan todo lo que les ordenamos. Pero son todavía siervos sordos y mudos (y, a veces, tontos). Es difícil hacerles entender nuestras órdenes, hay que saber comunicarse con ellas en su idioma: algún lenguaje de programación. Las excepciones a esta regla son, quizá, algunos programas comunes prediseñados, como por ejemplo hojas de cálculo, programas de correo electrónico o procesadores de texto, entre otros </text:span><text:span text:style-name="T8">[...] incluso los últimos ejemplos mencionados son</text:span><text:span text:style-name="T6"> resultado de</text:span> los algoritmos<text:span text:style-name="T3"> que hacen algún tipo de cómputo y son</text:span> desarrollados por los humano<text:span text:style-name="T3">s.</text:span></text:p>
      <text:p text:style-name="P4"/>
      <text:p text:style-name="P5"><text:span text:style-name="T10">En este sentido, se trata de enseñar a las computadoras usando algoritmos efectivos para llevar a cabo ciertas tareas de aprendizaje </text:span><text:span text:style-name="T10"><text:bibliography-mark text:identifier="6" text:bibliography-type="book" text:author="Mitchell, T." text:publisher="McGraw-Hill" text:title="Machine Learning" text:year="1997">[6]</text:bibliography-mark></text:span><text:span text:style-name="T10">, esto es, el a</text:span>prendizaje automático trata sobre enseñar a las <text:span text:style-name="T10">computadoras</text:span> a aprender <text:span text:style-name="T20">(utilizando algoritmos de aprendizaje) </text:span>a llevar a cabo tareas por sí mism<text:span text:style-name="T10">as</text:span>. La complejidad <text:span text:style-name="T10">de este tipo de problemas </text:span>viene con los detalles <text:bibliography-mark text:identifier="7" text:bibliography-type="book" text:author="Coelho, L., Richert, W." text:publisher="Packt Publishing" text:title="Building Machine Learning Systems with Python">[7]</text:bibliography-mark>.</text:p>
      <text:p text:style-name="P5"/>
      <text:p text:style-name="P16"><text:span text:style-name="T17">El aprendizaje automático es un campo interdisciplinario donde convergen disciplinas como inteligencia artificial, probabilidad y estadística, teoría de la información, ciencias computacionales, psicología, por mencionar algunos. Se trata del estudio y desarrollo de métodos y algoritmos que mejoran automáticamente con la experiencia </text:span><text:span text:style-name="T17"><text:bibliography-mark text:identifier="6" text:bibliography-type="book" text:author="Mitchell, T." text:publisher="McGraw-Hill" text:title="Machine Learning" text:year="1997">[6]</text:bibliography-mark></text:span><text:span text:style-name="T17">, por ejemplo, un usuario en Internet realiza búsquedas, consulta información, algunas páginas o servicios recaban datos y a través de algoritmos y</text:span><text:span text:style-name="T11"> </text:span><text:span text:style-name="T24">métodos pueden detectar automáticamente patrones en los datos para después utilizar los patrones descubierto</text:span><text:span text:style-name="T25">s </text:span><text:span text:style-name="T24"><text:bibliography-mark text:identifier="9" text:bibliography-type="book" text:author="Murphy, K." text:editor="University of British Columbia" text:title="Machine Learning: A Probabilistic Perspective" text:year="2011">[9]</text:bibliography-mark></text:span><text:span text:style-name="T24"> </text:span><text:span text:style-name="T25">y</text:span> <text:span text:style-name="T23">mostrar a los usuarios anuncios, productos, noticias acorde a sus preferencias, es decir, los sistemas han aprendido lo que el usuario prefiere. </text:span></text:p>
      <text:h text:style-name="P18" text:outline-level="3">Tipos de aprendizaje automático</text:h>
      <text:p text:style-name="P11"/>
      <text:p text:style-name="P8"><text:span text:style-name="T21">Usualmente el aprendizaje automático se divide en dos tipos </text:span><text:span text:style-name="T21"><text:bibliography-mark text:identifier="9" text:bibliography-type="book" text:author="Murphy, K." text:editor="University of British Columbia" text:title="Machine Learning: A Probabilistic Perspective" text:year="2011">[9]</text:bibliography-mark></text:span><text:span text:style-name="T21">:</text:span></text:p>
      <text:list xml:id="list7333643168051367756" text:style-name="L3">
        <text:list-item>
          <text:p text:style-name="P9">métodos de aprendizaje supervisado o predictivos</text:p>
        </text:list-item>
        <text:list-item>
          <text:p text:style-name="P9">métodos de aprendizaje no supervisado o descriptivos</text:p>
        </text:list-item>
      </text:list>
      <text:p text:style-name="P10"/>
      <text:p text:style-name="P13"/>
      <text:h text:style-name="P19" text:outline-level="3">Referencias</text:h>
      <text:p text:style-name="P15"/>
      <text:p text:style-name="P2">[<text:span text:style-name="T16">5</text:span>] Gelbukh, <text:span text:style-name="T14">A.,</text:span> Sidorov, <text:span text:style-name="T14">G.,</text:span> <text:span text:style-name="T14">P</text:span>rocesamiento automático del español con enfoque en recursos léxicos grandes, Centro de Investigación en Computación, Instituto Politécnico Nacional, 2006.</text:p>
      <text:p text:style-name="P6">[<text:span text:style-name="T16">6</text:span>] Mitchell, T., Machine Learning, McGraw Hill, <text:span text:style-name="T17">1997.</text:span></text:p>
      <text:p text:style-name="P6">[<text:span text:style-name="T16">7</text:span>] Coelho, L., Richert, W., Building Machine Learning Systems with Python, Packt Publishing, Second Edition.</text:p>
      <text:p text:style-name="P7">[<text:span text:style-name="T16">8</text:span>] <text:span text:style-name="T15">M. Kubat, An Introduction to Machine Learning,</text:span> <text:span text:style-name="T15">Springer International Publishing Switzerland, 2015.</text:span></text:p>
      <text:p text:style-name="P14"><text:span text:style-name="T22">[9] Murphy, K., </text:span>Machine Learning: A Probabilistic Perspective, University of British Columbia, Can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MX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wol </meta:initial-creator>
    <meta:creation-date>2017-01-04T09:44:43.417316011</meta:creation-date>
    <dc:date>2017-01-05T01:33:24.719332810</dc:date>
    <dc:creator>yjwol </dc:creator>
    <meta:editing-duration>PT10H3M9S</meta:editing-duration>
    <meta:editing-cycles>26</meta:editing-cycles>
    <meta:generator>LibreOffice/4.3.3.2$Linux_X86_64 LibreOffice_project/430m0$Build-2</meta:generator>
    <meta:document-statistic meta:table-count="0" meta:image-count="0" meta:object-count="0" meta:page-count="2" meta:paragraph-count="16" meta:word-count="472" meta:character-count="3227" meta:non-whitespace-character-count="2772"/>
  </office:meta>
</office:document-meta>
</file>